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  <style:font-face style:name="YouTube Sans" svg:font-family="'YouTube Sans', Roboto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5fcb" officeooo:paragraph-rsid="0013527d"/>
    </style:style>
    <style:style style:name="P2" style:family="paragraph" style:parent-style-name="Standard">
      <style:paragraph-properties fo:text-align="center" style:justify-single-word="false"/>
      <style:text-properties officeooo:rsid="00125fcb"/>
    </style:style>
    <style:style style:name="P3" style:family="paragraph" style:parent-style-name="Standard">
      <style:paragraph-properties fo:text-align="center" style:justify-single-word="false"/>
      <style:text-properties officeooo:rsid="00125fcb" officeooo:paragraph-rsid="0013fb9c"/>
    </style:style>
    <style:style style:name="P4" style:family="paragraph" style:parent-style-name="Standard">
      <style:paragraph-properties fo:text-align="center" style:justify-single-word="false"/>
      <style:text-properties officeooo:paragraph-rsid="0013527d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3fb9c" officeooo:paragraph-rsid="0013fb9c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deb7c" officeooo:paragraph-rsid="001deb7c"/>
    </style:style>
    <style:style style:name="T1" style:family="text">
      <style:text-properties officeooo:rsid="00125fcb"/>
    </style:style>
    <style:style style:name="T2" style:family="text">
      <style:text-properties fo:language="tr" fo:country="TR"/>
    </style:style>
    <style:style style:name="T3" style:family="text">
      <style:text-properties fo:language="tr" fo:country="TR" officeooo:rsid="00125fc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527d"/>
    </style:style>
    <style:style style:name="T6" style:family="text">
      <style:text-properties fo:language="en" fo:country="US" officeooo:rsid="0013fb9c"/>
    </style:style>
    <style:style style:name="T7" style:family="text">
      <style:text-properties fo:language="en" fo:country="US" officeooo:rsid="0014a36a"/>
    </style:style>
    <style:style style:name="T8" style:family="text">
      <style:text-properties fo:language="en" fo:country="US" officeooo:rsid="001613da"/>
    </style:style>
    <style:style style:name="T9" style:family="text">
      <style:text-properties fo:language="en" fo:country="US" officeooo:rsid="0016b614"/>
    </style:style>
    <style:style style:name="T10" style:family="text">
      <style:text-properties fo:language="en" fo:country="US" officeooo:rsid="0017a13f"/>
    </style:style>
    <style:style style:name="T11" style:family="text">
      <style:text-properties fo:language="en" fo:country="US" officeooo:rsid="0018b802"/>
    </style:style>
    <style:style style:name="T12" style:family="text">
      <style:text-properties fo:language="en" fo:country="US" officeooo:rsid="0018f40f"/>
    </style:style>
    <style:style style:name="T13" style:family="text">
      <style:text-properties fo:language="en" fo:country="US" officeooo:rsid="001a00d0"/>
    </style:style>
    <style:style style:name="T14" style:family="text">
      <style:text-properties fo:language="en" fo:country="US" officeooo:rsid="001b6990"/>
    </style:style>
    <style:style style:name="T15" style:family="text">
      <style:text-properties fo:language="en" fo:country="US" officeooo:rsid="001d1a28"/>
    </style:style>
    <style:style style:name="T16" style:family="text">
      <style:text-properties style:font-name="YouTube Sans" fo:language="tr" fo:country="T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crete Mathematics 217 تراكيب منفصلة</text:p>
      <text:p text:style-name="P4"><text:span text:style-name="T1">شرح من </text:span><text:span text:style-name="T3">MIT </text:span><text:span text:style-name="T2"> </text:span><text:span text:style-name="T16">MIT 6.042J</text:span></text:p>
      <text:p text:style-name="P3"><text:span text:style-name="T2"><text:s/></text:span><text:span text:style-name="T4">مش من السلايدا</text:span><text:span text:style-name="T6">ت</text:span></text:p>
      <text:p text:style-name="P3"><text:span text:style-name="T5">Lec1</text:span></text:p>
      <text:p text:style-name="P5"><text:span text:style-name="T5">L</text:span><text:span text:style-name="T4">EC1: </text:span></text:p>
      <text:p text:style-name="P5"><text:span text:style-name="T4"><text:tab/></text:span><text:span text:style-name="T7">What is a proof?</text:span></text:p>
      <text:p text:style-name="P5"><text:span text:style-name="T7"><text:tab/><text:tab/>Chain of statements from assumpions to Conclusions?</text:span></text:p>
      <text:p text:style-name="P5"><text:span text:style-name="T7"><text:tab/><text:tab/><text:tab/>Mathematical Proof!</text:span></text:p>
      <text:p text:style-name="P5"><text:span text:style-name="T7"><text:tab/><text:tab/>Higher level of a proof is? General level?</text:span></text:p>
      <text:p text:style-name="P5"><text:span text:style-name="T7"><text:tab/><text:tab/></text:span><text:span text:style-name="T8">Method for Ascertaining the truth الدليل هو طريقة للتحقق من الحقيقة</text:span></text:p>
      <text:p text:style-name="P5"><text:span text:style-name="T8"><text:tab/>Excamples of Ascertaining truth?</text:span></text:p>
      <text:p text:style-name="P5"><text:span text:style-name="T8"><text:tab/><text:tab/>Observation/Expierment</text:span></text:p>
      <text:p text:style-name="P5"><text:span text:style-name="T8"><text:tab/><text:tab/><text:tab/>is there really gravity? We observe it so it is a truth</text:span></text:p>
      <text:p text:style-name="P5"><text:span text:style-name="T8"><text:tab/><text:tab/></text:span><text:span text:style-name="T9">Know what isn’t Truth to know it it True</text:span></text:p>
      <text:p text:style-name="P5"><text:span text:style-name="T9"><text:tab/><text:tab/><text:tab/>Find counter Examples.</text:span></text:p>
      <text:p text:style-name="P5"><text:span text:style-name="T9"><text:tab/><text:tab/>Examin the Evidence → Jurys decide truth</text:span></text:p>
      <text:p text:style-name="P5"><text:span text:style-name="T9"><text:tab/><text:tab/></text:span><text:span text:style-name="T10">Relegious truths, Your boss Truth, </text:span><text:span text:style-name="T11">Authority Truth over you!</text:span></text:p>
      <text:p text:style-name="P5"><text:span text:style-name="T11"><text:tab/><text:tab/></text:span><text:span text:style-name="T12">I don’t see any reason why its true! So YOU make the evidence and Ascert it</text:span></text:p>
      <text:p text:style-name="P5"><text:span text:style-name="T12"><text:tab/><text:tab/><text:tab/>Logical arguing here not good for academics studies</text:span></text:p>
      <text:p text:style-name="P5"><text:span text:style-name="T12"><text:tab/></text:span><text:span text:style-name="T13">A mathematical proof is: Verification of a propisiotn by a chain of logical deductions from a set of Axials “بديهيات”</text:span></text:p>
      <text:p text:style-name="P5"><text:span text:style-name="T13"><text:tab/></text:span><text:span text:style-name="T14">A propisition: is a stetment is either True or False. 2+3=5 is </text:span><text:span text:style-name="T15">True statement</text:span></text:p>
      <text:p text:style-name="P6"><text:span text:style-name="T15">m</text:span><text:span text:style-name="T4">inute 10</text:span></text:p>
      <text:p text:style-name="P6"><text:span text:style-name="T4"><text:tab/></text:span></text:p>
      <text:p text:style-name="P1"><text:span text:style-name="T4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LY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L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0:53:18.452000000</meta:creation-date>
    <dc:date>2022-11-22T11:56:24.219000000</dc:date>
    <meta:editing-duration>PT41M9S</meta:editing-duration>
    <meta:editing-cycles>1</meta:editing-cycles>
    <meta:document-statistic meta:table-count="0" meta:image-count="0" meta:object-count="0" meta:page-count="1" meta:paragraph-count="24" meta:word-count="152" meta:character-count="915" meta:non-whitespace-character-count="748"/>
    <meta:generator>LibreOffice/7.2.7.2$Windows_X86_64 LibreOffice_project/8d71d29d553c0f7dcbfa38fbfda25ee34cce99a2</meta:generator>
  </office:meta>
</office:document-meta>
</file>